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resume="RESUME"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automatic-styles>
    <style:style style:family="section" style:name="Skills_Domain">
      <style:section-properties style:editable="false" text:dont-balance-text-columns="false">
        <style:columns fo:column-count="3" fo:column-gap="0.497cm">
          <style:column-sep style:color="#ff0000" style:height="100%" style:style="solid" style:width="0.001cm"/>
          <style:column fo:end-indent="0.249cm" fo:start-indent="0cm" style:rel-width="3402*"/>
          <style:column fo:end-indent="0.249cm" fo:start-indent="0.249cm" style:rel-width="3402*"/>
          <style:column fo:end-indent="0cm" fo:start-indent="0.249cm" style:rel-width="3402*"/>
        </style:columns>
      </style:section-properties>
    </style:style>
    <style:style style:family="table" style:name="Skills.Domain.Group.Table">
      <style:table-properties style:width="5.669cm" table:align="margins"/>
    </style:style>
    <style:style style:family="table-column" style:name="Skills.Domain.Group.Table.Left_Column">
      <style:table-column-properties style:column-width="4.249cm" style:rel-column-width="2409*"/>
    </style:style>
    <style:style style:family="table-column" style:name="Skills.Domain.Group.Table.Right_Column">
      <style:table-column-properties style:column-width="1.42cm" style:rel-column-width="805*"/>
    </style:style>
    <style:style style:family="paragraph" style:list-style-name="Skills_Domain_Group_List" style:name="Skills.Domain.Group.Skill">
      <style:paragraph-properties fo:margin-right="1cm" style:shadow="none"/>
    </style:style>
    <style:style style:family="section" style:name="Job">
      <style:section-properties style:editable="false" text:dont-balance-text-columns="false">
        <style:columns fo:column-count="2">
          <style:column-sep style:color="#ff0000" style:height="100%" style:style="solid" style:width="0.001cm"/>
          <style:column fo:end-indent="0.249cm" fo:start-indent="0cm" style:rel-width="6235*"/>
          <style:column fo:end-indent="0cm" fo:start-indent="0.249cm" style:rel-width="3970*"/>
        </style:columns>
      </style:section-properties>
    </style:style>
    <style:style style:family="paragraph" style:list-style-name="Technical_Environement" style:name="Technical_Environement.Column_Break" style:parent-style-name="Technical_Environement">
      <style:paragraph-properties fo:break-before="column"/>
    </style:style>
    <style:style style:family="table" style:master-page-name="A4_Page" style:name="Auteur_du_Curriculum_Vitae">
      <style:table-properties style:page-number="auto" style:width="18.002cm" table:align="margins"/>
    </style:style>
  </office:automatic-styles>
  <office:body>
    <office:text text:use-soft-page-breaks="true">
      <table:table xmlns:view="VIEW" table:name="Auteur_du_Curriculum_Vitae" table:style-name="Auteur_du_Curriculum_Vitae">
        <table:table-column table:number-columns-repeated="2"/>
        <table:table-column/>
        <table:table-row>
          <table:table-cell office:value-type="string">
            <text:p>
                     <text:span>6 avenue du Fort</text:span>
                     <text:line-break/>
                     <text:span>
                        <text:span>92120</text:span>
                        <text:span>Montrouge</text:span>
                     </text:span>
                  </text:p>
            <text:p>
                     <text:span>+336666666666</text:span>
                  </text:p>
            <text:p>
                     <text:span>prenom.nom@gmail.com</text:span>
                  </text:p>
          </table:table-cell>
          <table:table-cell office:value-type="string" table:style-name="Titre.B1">
            <text:p text:style-name="Title">
                     <text:span>Jeffrey</text:span>
                     <text:span>Nom</text:span>
                  </text:p>
            <text:p text:style-name="Subtitle">
                     <text:span>Yay! </text:span>
                  </text:p>
          </table:table-cell>
          <table:table-cell office:value-type="string">
            <text:p>Né le 11 Octobre 1987<text:line-break/> à Saint-Brieuc (Côtes-d'Armor)</text:p>
            <text:p>Nationalité française</text:p>
          </table:table-cell>
        </table:table-row>
      </table:table>
      <text:section xmlns:view="VIEW" text:name="Section_1" text:style-name="Abstract">Yoy! </text:section>
      <text:h xmlns:view="VIEW" style:name="Heading_1" text:outline-level="1">Expérience professionnelle</text:h>
      <text:h xmlns:view="VIEW" style:name="Heading_2" text:outline-level="2">StarClay</text:h>
      <text:section xmlns:view="VIEW" text:name="Section_2">
        <text:h text:outline-level="3">
               <text:span text:style-name="Job_Period">De Avril 2012 à aujourd'hui</text:span>
               <text:tab/>
               <text:span text:style-name="Job_Project">BI Analytic Tool</text:span>
               <text:tab/>
               <text:span text:style-name="Job_Customer">BNP Paribas</text:span>
            </text:h>
        <text:section text:name="Section_3" text:style-name="Job">
          <text:p text:style-name="Job.Summary">
                  <text:span text:style-name="Emphasis">Système décisionnel</text:span> reposant sur un datawarehouse des ordres et des exécutions réalisées par les automates de trading sur les marchés électroniques (Euronext, Xetra, etc.) et sur un ensemble de datamarts utilisés pour la visualisation et <text:span text:style-name="Emphasis">l'analyse des trades</text:span> pour le front, middle et back-office</text:p>
          <text:list text:style-name="Job.Involvement.List">
            <text:list-item>
              <text:p text:style-name="Job.Involvement.Paragraph">Participation à l'évolution de l'architecture datawarehouse et réalisation de plusieurs datamarts</text:p>
              <text:list>
                <text:list-item>
                  <text:p text:style-name="Job.Involvement.Paragraph">Volumétrie importante (1To de données non-compressées par jour)</text:p>
                </text:list-item>
              </text:list>
            </text:list-item>
            <text:list-item>
              <text:p text:style-name="Job.Involvement.Paragraph">Participation à l'évolution de l'architecture datawarehouse et réalisation de plusieurs datamarts</text:p>
              <text:list>
                <text:list-item>
                  <text:p text:style-name="Job.Involvement.Paragraph">Volumétrie importante (1To de données non-compressées par jour)</text:p>
                </text:list-item>
              </text:list>
            </text:list-item>
          </text:list>
          <text:list text:style-name="Technical_Environement_List">1<text:list-item>
                     <text:p text:style-name="Technical_Environement.Column_Break">TECHNICAL1TECHNIACL1</text:p>
                  </text:list-item>2<text:list-item>
                     <text:p text:style-name="Technical_Environement">TECHNICAL2 TECHNICAL2</text:p>
                     <text:list>
                        <text:list-item>
                           <text:p text:style-name="Technical_Environement">TECHNICAL21</text:p>
                        </text:list-item>
                        <text:list-item>
                           <text:p text:style-name="Technical_Environement">TECHNICAL22</text:p>
                        </text:list-item>
                     </text:list>
                  </text:list-item>
               </text:list>
        </text:section>
      </text:section>
      <text:h xmlns:view="VIEW" style:name="Heading_2" text:outline-level="2">Sopra Group</text:h>
      <text:section xmlns:view="VIEW" text:name="Section_4">
        <text:h text:outline-level="3">
               <text:span text:style-name="Job_Period">De Juillet 2010 à Avril 2012</text:span>
               <text:tab/>
               <text:span text:style-name="Job_Project">Datawarehouse IN</text:span>
               <text:tab/>
               <text:span text:style-name="Job_Customer">Maroc Telecom</text:span>
            </text:h>
        <text:section text:name="Section_5" text:style-name="Job">
          <text:p text:style-name="Job.Summary">Système décisionnel reposant sur un datawarehouse de tickets téléphoniques issus de systèmes amonts hétérogènes, destiné à l'alimentation d'un ensemble de datamarts utilisés dans le cadre de la création de rapports synthétiques pour divers métiers (marketing, fraude, revenu assurance, etc.)</text:p>
          <text:list text:style-name="Job.Involvement.List">
            <text:list-item>
              <text:p text:style-name="Job.Involvement.Paragraph">Conception, spécifications et développement de l'infrastructure de chargement des tickets dans le datawarehouse et d'alimentation des datamarts à la volée </text:p>
              <text:list>
                <text:list-item>
                  <text:p text:style-name="Job.Involvement.Paragraph">Volumétrie importante (près de 60M de tickets par jour avec 9 mois de Rétention pour le datawarehouse et 3 ans pour les datamarts)</text:p>
                </text:list-item>
                <text:list-item>
                  <text:p text:style-name="Job.Involvement.Paragraph">Alimentation d'une dizaine de datamarts ayant des finalités fonctionnelles spécifiques</text:p>
                </text:list-item>
              </text:list>
            </text:list-item>
          </text:list>
          <text:list text:style-name="Technical_Environement_List">1<text:list-item>
                     <text:p text:style-name="Technical_Environement.Column_Break">Conception, spécifications et développement des univers Business Objects utilisés dans le cadre de la confection des rapports</text:p>
                     <text:list>
                        <text:list-item>
                           <text:p text:style-name="Technical_Environement">Prise en compte de l'intégralité des métiers impactés</text:p>
                        </text:list-item>
                        <text:list-item>
                           <text:p text:style-name="Technical_Environement">Présence d'un univers technique de statistiques d'exploitation </text:p>
                        </text:list-item>
                     </text:list>
                  </text:list-item>2<text:list-item>
                     <text:p text:style-name="Technical_Environement">Qualification à Rabat et mise-en-production à Casablanca</text:p>
                  </text:list-item>
               </text:list>
        </text:section>
        <text:h text:outline-level="3">
               <text:span text:style-name="Job_Period">De Avril 2009 à Octobre 2010</text:span>
               <text:tab/>
               <text:span text:style-name="Job_Project">Datawarehouse IN</text:span>
               <text:tab/>
               <text:span text:style-name="Job_Customer">SFR</text:span>
            </text:h>
        <text:section text:name="Section_6" text:style-name="Job">
          <text:p text:style-name="Job.Summary">J'ai fait des beaux gateaux! </text:p>
          <text:list text:style-name="Job.Involvement.List">
            <text:list-item>
              <text:p text:style-name="Job.Involvement.Paragraph">Pas mal de trucs! </text:p>
              <text:list>
                <text:list-item>
                  <text:p text:style-name="Job.Involvement.Paragraph">Volumétrie importante (près de 60M de tickets par jour avec 9 mois de Rétention pour le datawarehouse et 3 ans pour les datamarts)</text:p>
                </text:list-item>
                <text:list-item>
                  <text:p text:style-name="Job.Involvement.Paragraph">Alimentation d'une dizaine de datamarts ayant des finalités fonctionnelles spécifiques</text:p>
                </text:list-item>
              </text:list>
            </text:list-item>
          </text:list>
          <text:list text:style-name="Technical_Environement_List">1<text:list-item>
                     <text:p text:style-name="Technical_Environement.Column_Break">Lol</text:p>
                     <text:list>
                        <text:list-item>
                           <text:p text:style-name="Technical_Environement">Prise en compte de l'intégralité des métiers impactés</text:p>
                        </text:list-item>
                        <text:list-item>
                           <text:p text:style-name="Technical_Environement">Présence d'un univers technique de statistiques d'exploitation </text:p>
                        </text:list-item>
                     </text:list>
                  </text:list-item>2<text:list-item>
                     <text:p text:style-name="Technical_Environement">Qualification à Rabat et mise-en-production à Casablanca</text:p>
                  </text:list-item>
               </text:list>
        </text:section>
      </text:section>
      <text:h xmlns:view="VIEW" style:name="Heading_1" text:outline-level="1">Compétences</text:h>
      <text:h xmlns:view="VIEW" style:name="Heading_2" text:outline-level="2">Informatique</text:h>
      <text:section xmlns:view="VIEW" text:name="Section_7" text:style-name="Skills_Domain">
        <text:p text:style-name="Standard">
               <draw:frame draw:name="Frame2" draw:style-name="Skills_Domain_Group" draw:z-index="1" style:rel-width="100%" svg:width="8.5cm" text:anchor-type="as-char">
                  <draw:text-box fo:min-height="0.499cm">
                     <text:h text:outline-level="3" text:style-name="Skills_Domain_Group_Heading">Décisionnel</text:h>
                     <table:table table:style-name="Skills.Domain.Group.Table">
                        <table:table-column table:style-name="Skills.Domain.Group.Table.Left_Column"/>
                        <table:table-column table:style-name="Skills.Domain.Group.Table.Right_Column"/>
                        <table:table-row>
                           <table:table-cell office:value-type="string">
                              <text:list>
                                 <text:list-item>
                                    <text:p>
                                       <text:span>SAP Business Objects XIR2</text:span>
                                    </text:p>
                                 </text:list-item>
                              </text:list>
                           </table:table-cell>
                           <table:table-cell>
                              <text:p>
                                 <text:span text:style-name="Skills_Domain_Group_Skill_Note"></text:span>
                              </text:p>
                           </table:table-cell>
                        </table:table-row>
                        <table:table-row>
                           <table:table-cell office:value-type="string">
                              <text:list>
                                 <text:list-item>
                                    <text:p>
                                       <text:span>Oracle Data Integrator</text:span>
                                    </text:p>
                                    <text:list>
                                       <text:list-item>
                                          <text:p>Développement de composants</text:p>
                                       </text:list-item>
                                    </text:list>
                                 </text:list-item>
                              </text:list>
                           </table:table-cell>
                           <table:table-cell>
                              <text:p>
                                 <text:span text:style-name="Skills_Domain_Group_Skill_Note"></text:span>
                              </text:p>
                           </table:table-cell>
                        </table:table-row>
                        <table:table-row>
                           <table:table-cell office:value-type="string">
                              <text:list>
                                 <text:list-item>
                                    <text:p>
                                       <text:span>IBM DataStage 7.3</text:span>
                                    </text:p>
                                    <text:list>
                                       <text:list-item>
                                          <text:p>Administration d'environnements</text:p>
                                       </text:list-item>
                                    </text:list>
                                 </text:list-item>
                              </text:list>
                           </table:table-cell>
                           <table:table-cell>
                              <text:p>
                                 <text:span text:style-name="Skills_Domain_Group_Skill_Note"></text:span>
                              </text:p>
                           </table:table-cell>
                        </table:table-row>
                     </table:table>
                  </draw:text-box>
               </draw:frame>
            </text:p>
        <text:p text:style-name="Standard">
               <draw:frame draw:name="Frame2" draw:style-name="Skills_Domain_Group" draw:z-index="1" style:rel-width="100%" svg:width="8.5cm" text:anchor-type="as-char">
                  <draw:text-box fo:min-height="0.499cm">
                     <text:h text:outline-level="3" text:style-name="Skills_Domain_Group_Heading">Système de gestion de base de données</text:h>
                     <table:table table:style-name="Skills.Domain.Group.Table">
                        <table:table-column table:style-name="Skills.Domain.Group.Table.Left_Column"/>
                        <table:table-column table:style-name="Skills.Domain.Group.Table.Right_Column"/>
                        <table:table-row>
                           <table:table-cell office:value-type="string">
                              <text:list>
                                 <text:list-item>
                                    <text:p>
                                       <text:span>MySQL</text:span>
                                    </text:p>
                                 </text:list-item>
                              </text:list>
                           </table:table-cell>
                           <table:table-cell>
                              <text:p>
                                 <text:span text:style-name="Skills_Domain_Group_Skill_Note"></text:span>
                              </text:p>
                           </table:table-cell>
                        </table:table-row>
                        <table:table-row>
                           <table:table-cell office:value-type="string">
                              <text:list>
                                 <text:list-item>
                                    <text:p>
                                       <text:span>Oracle 10g et 11g</text:span>
                                    </text:p>
                                    <text:list>
                                       <text:list-item>
                                          <text:p>Exadata</text:p>
                                       </text:list-item>
                                       <text:list-item>
                                          <text:p>SQL (Hints) et PL/SQL</text:p>
                                       </text:list-item>
                                    </text:list>
                                 </text:list-item>
                              </text:list>
                           </table:table-cell>
                           <table:table-cell>
                              <text:p>
                                 <text:span text:style-name="Skills_Domain_Group_Skill_Note"></text:span>
                              </text:p>
                           </table:table-cell>
                        </table:table-row>
                     </table:table>
                  </draw:text-box>
               </draw:frame>
            </text:p>
        <text:p text:style-name="Standard">
               <draw:frame draw:name="Frame2" draw:style-name="Skills_Domain_Group" draw:z-index="1" style:rel-width="100%" svg:width="8.5cm" text:anchor-type="as-char">
                  <draw:text-box fo:min-height="0.499cm">
                     <text:h text:outline-level="3" text:style-name="Skills_Domain_Group_Heading">Système de gestion de base de données</text:h>
                     <table:table table:style-name="Skills.Domain.Group.Table">
                        <table:table-column table:style-name="Skills.Domain.Group.Table.Left_Column"/>
                        <table:table-column table:style-name="Skills.Domain.Group.Table.Right_Column"/>
                        <table:table-row>
                           <table:table-cell office:value-type="string">
                              <text:list>
                                 <text:list-item>
                                    <text:p>
                                       <text:span>MySQL</text:span>
                                    </text:p>
                                 </text:list-item>
                              </text:list>
                           </table:table-cell>
                           <table:table-cell>
                              <text:p>
                                 <text:span text:style-name="Skills_Domain_Group_Skill_Note"></text:span>
                              </text:p>
                           </table:table-cell>
                        </table:table-row>
                        <table:table-row>
                           <table:table-cell office:value-type="string">
                              <text:list>
                                 <text:list-item>
                                    <text:p>
                                       <text:span>Oracle 10g et 11g</text:span>
                                    </text:p>
                                    <text:list>
                                       <text:list-item>
                                          <text:p>Exadata</text:p>
                                       </text:list-item>
                                       <text:list-item>
                                          <text:p>SQL (Hints) et PL/SQL</text:p>
                                       </text:list-item>
                                    </text:list>
                                 </text:list-item>
                              </text:list>
                           </table:table-cell>
                           <table:table-cell>
                              <text:p>
                                 <text:span text:style-name="Skills_Domain_Group_Skill_Note"></text:span>
                              </text:p>
                           </table:table-cell>
                        </table:table-row>
                     </table:table>
                  </draw:text-box>
               </draw:frame>
            </text:p>
        <text:p text:style-name="Standard">
               <draw:frame draw:name="Frame2" draw:style-name="Skills_Domain_Group" draw:z-index="1" style:rel-width="100%" svg:width="8.5cm" text:anchor-type="as-char">
                  <draw:text-box fo:min-height="0.499cm">
                     <text:h text:outline-level="3" text:style-name="Skills_Domain_Group_Heading">Système de gestion de base de données</text:h>
                     <table:table table:style-name="Skills.Domain.Group.Table">
                        <table:table-column table:style-name="Skills.Domain.Group.Table.Left_Column"/>
                        <table:table-column table:style-name="Skills.Domain.Group.Table.Right_Column"/>
                        <table:table-row>
                           <table:table-cell office:value-type="string">
                              <text:list>
                                 <text:list-item>
                                    <text:p>
                                       <text:span>MySQL</text:span>
                                    </text:p>
                                 </text:list-item>
                              </text:list>
                           </table:table-cell>
                           <table:table-cell>
                              <text:p>
                                 <text:span text:style-name="Skills_Domain_Group_Skill_Note"></text:span>
                              </text:p>
                           </table:table-cell>
                        </table:table-row>
                        <table:table-row>
                           <table:table-cell office:value-type="string">
                              <text:list>
                                 <text:list-item>
                                    <text:p>
                                       <text:span>Oracle 10g et 11g</text:span>
                                    </text:p>
                                    <text:list>
                                       <text:list-item>
                                          <text:p>Exadata</text:p>
                                       </text:list-item>
                                       <text:list-item>
                                          <text:p>SQL (Hints) et PL/SQL</text:p>
                                       </text:list-item>
                                    </text:list>
                                 </text:list-item>
                              </text:list>
                           </table:table-cell>
                           <table:table-cell>
                              <text:p>
                                 <text:span text:style-name="Skills_Domain_Group_Skill_Note"></text:span>
                              </text:p>
                           </table:table-cell>
                        </table:table-row>
                     </table:table>
                  </draw:text-box>
               </draw:frame>
            </text:p>
        <text:p text:style-name="Standard">
               <draw:frame draw:name="Frame2" draw:style-name="Skills_Domain_Group" draw:z-index="1" style:rel-width="100%" svg:width="8.5cm" text:anchor-type="as-char">
                  <draw:text-box fo:min-height="0.499cm">
                     <text:h text:outline-level="3" text:style-name="Skills_Domain_Group_Heading">Système de gestion de base de données</text:h>
                     <table:table table:style-name="Skills.Domain.Group.Table">
                        <table:table-column table:style-name="Skills.Domain.Group.Table.Left_Column"/>
                        <table:table-column table:style-name="Skills.Domain.Group.Table.Right_Column"/>
                        <table:table-row>
                           <table:table-cell office:value-type="string">
                              <text:list>
                                 <text:list-item>
                                    <text:p>
                                       <text:span>MySQL</text:span>
                                    </text:p>
                                 </text:list-item>
                              </text:list>
                           </table:table-cell>
                           <table:table-cell>
                              <text:p>
                                 <text:span text:style-name="Skills_Domain_Group_Skill_Note"></text:span>
                              </text:p>
                           </table:table-cell>
                        </table:table-row>
                        <table:table-row>
                           <table:table-cell office:value-type="string">
                              <text:list>
                                 <text:list-item>
                                    <text:p>
                                       <text:span>Oracle 10g et 11g</text:span>
                                    </text:p>
                                    <text:list>
                                       <text:list-item>
                                          <text:p>Exadata</text:p>
                                       </text:list-item>
                                       <text:list-item>
                                          <text:p>SQL (Hints) et PL/SQL</text:p>
                                       </text:list-item>
                                    </text:list>
                                 </text:list-item>
                              </text:list>
                           </table:table-cell>
                           <table:table-cell>
                              <text:p>
                                 <text:span text:style-name="Skills_Domain_Group_Skill_Note"></text:span>
                              </text:p>
                           </table:table-cell>
                        </table:table-row>
                     </table:table>
                  </draw:text-box>
               </draw:frame>
            </text:p>
        <text:p text:style-name="Standard">
               <draw:frame draw:name="Frame2" draw:style-name="Skills_Domain_Group" draw:z-index="1" style:rel-width="100%" svg:width="8.5cm" text:anchor-type="as-char">
                  <draw:text-box fo:min-height="0.499cm">
                     <text:h text:outline-level="3" text:style-name="Skills_Domain_Group_Heading">Système de gestion de base de données</text:h>
                     <table:table table:style-name="Skills.Domain.Group.Table">
                        <table:table-column table:style-name="Skills.Domain.Group.Table.Left_Column"/>
                        <table:table-column table:style-name="Skills.Domain.Group.Table.Right_Column"/>
                        <table:table-row>
                           <table:table-cell office:value-type="string">
                              <text:list>
                                 <text:list-item>
                                    <text:p>
                                       <text:span>MySQL</text:span>
                                    </text:p>
                                 </text:list-item>
                              </text:list>
                           </table:table-cell>
                           <table:table-cell>
                              <text:p>
                                 <text:span text:style-name="Skills_Domain_Group_Skill_Note"></text:span>
                              </text:p>
                           </table:table-cell>
                        </table:table-row>
                        <table:table-row>
                           <table:table-cell office:value-type="string">
                              <text:list>
                                 <text:list-item>
                                    <text:p>
                                       <text:span>Oracle 10g et 11g</text:span>
                                    </text:p>
                                    <text:list>
                                       <text:list-item>
                                          <text:p>Exadata</text:p>
                                       </text:list-item>
                                       <text:list-item>
                                          <text:p>SQL (Hints) et PL/SQL</text:p>
                                       </text:list-item>
                                    </text:list>
                                 </text:list-item>
                              </text:list>
                           </table:table-cell>
                           <table:table-cell>
                              <text:p>
                                 <text:span text:style-name="Skills_Domain_Group_Skill_Note"></text:span>
                              </text:p>
                           </table:table-cell>
                        </table:table-row>
                     </table:table>
                  </draw:text-box>
               </draw:frame>
            </text:p>
      </text:section>
    </office:text>
  </office:body>
</office:document-content>
</file>

<file path=styles.xml><?xml version="1.0" encoding="utf-8"?>
<office:document-styles xmlns:office="urn:oasis:names:tc:opendocument:xmlns:office:1.0"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resume="RESUME"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font-face-decls>
    <style:font-face style:font-adornments="Normal" style:font-pitch="variable" style:name="Ubuntu" svg:font-family="Ubuntu"/>
  </office:font-face-decls>
  <office:styles>
    <style:style style:class="text" style:family="paragraph" style:master-page-name="" style:name="Heading" style:next-style-name="Text_Body" style:parent-style-name="Standard">
      <style:paragraph-properties fo:margin-bottom="0.131cm" fo:margin-top="0cm" fo:text-align="start" loext:contextual-spacing="false" style:justify-single-word="false" style:page-number="auto" style:shadow="none">
        <style:tab-stops/>
      </style:paragraph-properties>
      <style:text-properties fo:font-size="8pt" style:font-size-asian="10.5pt"/>
    </style:style>
    <style:style style:class="text" style:default-outline-level="1" style:display-name="Heading 1" style:family="paragraph" style:master-page-name="" style:name="Heading_1" style:next-style-name="Text_Body" style:parent-style-name="Heading">
      <style:paragraph-properties fo:border-bottom="0.26pt solid #aa0000" fo:border-left="none" fo:border-right="none" fo:border-top="none" fo:keep-with-next="always" fo:margin-bottom="0.131cm" fo:margin-left="-0.379cm" fo:margin-right="-0.131cm" fo:margin-top="0.25cm" fo:padding="0.131cm" fo:text-align="start" fo:text-indent="0cm" loext:contextual-spacing="false" style:auto-text-indent="false" style:justify-single-word="false" style:page-number="auto" style:shadow="none">
        <style:tab-stops/>
      </style:paragraph-properties>
      <style:text-properties fo:font-weight="bold" fo:letter-spacing="0.071cm" fo:text-transform="uppercase" style:font-size-asian="10.5pt"/>
    </style:style>
    <style:style style:class="text" style:default-outline-level="2" style:display-name="Heading 2" style:family="paragraph" style:master-page-name="" style:name="Heading_2" style:next-style-name="Text_Body" style:parent-style-name="Heading">
      <style:paragraph-properties fo:border-bottom="0.26pt solid #f5f591" fo:border-left="none" fo:border-right="none" fo:border-top="none" fo:keep-together="always" fo:keep-with-next="always" fo:margin-bottom="0.131cm" fo:margin-left="-0.25cm" fo:margin-right="-0.25cm" fo:margin-top="0.131cm" fo:padding="0.131cm" fo:text-indent="0cm" loext:contextual-spacing="false" style:auto-text-indent="false" style:page-number="auto" style:shadow="none">
        <style:tab-stops/>
      </style:paragraph-properties>
      <style:text-properties fo:font-size="8pt" fo:font-weight="bold" fo:letter-spacing="0.071cm" fo:text-transform="uppercase" style:font-size-asian="10.5pt"/>
    </style:style>
    <style:style style:class="text" style:default-outline-level="3" style:display-name="Heading 3" style:family="paragraph" style:master-page-name="" style:name="Heading_3" style:next-style-name="Text_Body" style:parent-style-name="Heading">
      <style:paragraph-properties fo:border="none" fo:keep-together="always" fo:keep-with-next="always" fo:margin-bottom="0.131cm" fo:margin-left="-0.131cm" fo:margin-right="0cm" fo:margin-top="0cm" fo:padding="0cm" fo:text-indent="0cm" loext:contextual-spacing="false" style:auto-text-indent="false" style:page-number="auto" style:shadow="none">
        <style:tab-stops>
          <style:tab-stop style:position="11cm" style:type="center"/>
          <style:tab-stop style:position="18cm" style:type="right"/>
        </style:tab-stops>
      </style:paragraph-properties>
      <style:text-properties style:font-size-asian="10.5pt"/>
    </style:style>
    <style:style style:class="chapter" style:family="paragraph" style:name="Title" style:next-style-name="Subtitle" style:parent-style-name="Heading">
      <style:paragraph-properties fo:border-bottom="0.26pt solid #f5f591" fo:border-left="none" fo:border-right="none" fo:border-top="none" fo:padding="0.131cm" fo:text-align="center" style:justify-single-word="false" style:shadow="none"/>
      <style:text-properties fo:font-size="12pt" fo:font-weight="bold" style:font-size-asian="18pt" style:font-size-complex="18pt" style:font-weight-asian="bold" style:font-weight-complex="bold"/>
    </style:style>
    <style:style style:class="chapter" style:family="paragraph" style:name="Subtitle" style:next-style-name="Text_20_body" style:parent-style-name="Heading">
      <style:paragraph-properties fo:text-align="center" style:justify-single-word="false"/>
      <style:text-properties fo:font-size="9pt" style:font-size-asian="10.5pt"/>
    </style:style>
    <style:style style:class="list" style:family="paragraph" style:name="List" style:parent-style-name="Text_Body">
      <style:text-properties style:font-family-complex="Mangal" style:font-name-complex="Mangal1" style:font-size-asian="12pt"/>
    </style:style>
    <style:style style:display-name="Bullet Symbols" style:family="text" style:name="Bullet_Symbols">
      <style:text-properties fo:font-family="OpenSymbol" style:font-family-asian="OpenSymbol" style:font-family-complex="OpenSymbol" style:font-name="OpenSymbol1" style:font-name-asian="OpenSymbol1" style:font-name-complex="OpenSymbol1"/>
    </style:style>
    <style:style style:class="extra" style:display-name="Frame contents" style:family="paragraph" style:name="Frame_Content" style:parent-style-name="Standard"/>
    <style:style style:family="graphic" style:name="Frame">
      <style:graphic-properties fo:border="0.06pt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style:style style:class="text" style:display-name="Text Body" style:family="paragraph" style:name="Text_Body" style:parent-style-name="Standard">
      <style:paragraph-properties fo:margin-bottom="0.212cm" fo:margin-top="0cm" loext:contextual-spacing="false"/>
    </style:style>
    <style:style style:class="text" style:display-name="Standard" style:family="paragraph" style:name="Standard">
      <style:paragraph-properties fo:text-align="justify" style:justify-single-word="false"/>
      <style:text-properties fo:font-family="Ubuntu" fo:font-size="8pt" style:font-name="Ubuntu" style:font-pitch="variable" style:font-size-asian="10.5pt" style:font-style-name="Normal"/>
    </style:style>
    <style:style style:family="text" style:name="Emphasis">
      <style:text-properties fo:color="#aa0000" style:font-size-asian="10.5pt"/>
    </style:style>
    <style:style style:default-outline-level="" style:display-name="Titre du groupe de compétences" style:family="paragraph" style:list-style-name="" style:name="Skills_Domain_Group_Heading" style:parent-style-name="Heading_3">
      <style:paragraph-properties fo:margin-left="0cm" fo:margin-right="0cm" fo:text-indent="0cm" style:auto-text-indent="false"/>
      <style:text-properties fo:font-weight="bold" style:font-size-asian="10.5pt"/>
    </style:style>
    <style:style style:family="paragraph" style:list-style-name="Skills_Domain_Group_List" style:name="Skills_Domain_Group_List" style:parent-style-name="List">
      <style:paragraph-properties fo:margin-bottom="0cm" fo:margin-top="0cm" loext:contextual-spacing="false"/>
    </style:style>
    <style:style style:display-name="Fin de compétence" style:family="paragraph" style:name="Skills_Domain_Group_List_Last" style:parent-style-name="Skills_Domain_Group_List">
      <style:paragraph-properties fo:margin-bottom="0.131cm" fo:margin-top="0cm" loext:contextual-spacing="false"/>
    </style:style>
    <style:style style:family="text" style:name="Skills_Domain_Group_Bullet" style:parent-style-name="Bullet_Symbols">
      <style:text-properties fo:color="#ff0000" fo:font-size="7pt" fo:font-weight="bold" style:font-size-asian="10.5pt"/>
    </style:style>
    <style:style style:family="text" style:name="Skills_Domain_Group_Skill_Note">
      <style:text-properties fo:color="#aa0000" style:font-name="OpenSymbol" style:font-name-asian="OpenSymbol" style:font-name-complex="OpenSymbol"/>
    </style:style>
    <text:list-style style:name="Skills_Domain_Group_List">
      <text:list-level-style-bullet text:bullet-char="▪" text:level="1" text:style-name="Skills_Domain_Group_Bullet">
        <style:list-level-properties fo:text-align="center" text:list-level-position-and-space-mode="label-alignment">
          <style:list-level-label-alignment fo:margin-left="0.499cm" fo:text-indent="-0.249cm" text:label-followed-by="listtab" text:list-tab-stop-position="0.499cm"/>
        </style:list-level-properties>
        <style:text-properties style:font-name="OpenSymbol"/>
      </text:list-level-style-bullet>
      <text:list-level-style-bullet text:bullet-char="" text:level="2" text:style-name="Skills_Domain_Group_Bullet">
        <style:list-level-properties fo:text-align="center" text:list-level-position-and-space-mode="label-alignment">
          <style:list-level-label-alignment fo:margin-left="1cm" fo:text-indent="-0.25cm" text:label-followed-by="listtab" text:list-tab-stop-position="1cm"/>
        </style:list-level-properties>
        <style:text-properties style:font-name="OpenSymbol"/>
      </text:list-level-style-bullet>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style:style style:family="graphic" style:name="Skills_Domain_Group" style:parent-style-name="Frame">
      <style:graphic-properties draw:fill="none" draw:shadow-opacity="100%" fo:border="none" fo:margin-bottom="0cm" fo:margin-left="0cm" fo:margin-right="0cm" fo:margin-top="0cm" fo:min-height="0.499cm" fo:padding="0cm" loext:rel-width-rel="paragraph" style:flow-with-text="false" style:horizontal-pos="left" style:horizontal-rel="paragraph" style:rel-width="100%" style:shadow="none" style:vertical-pos="top" style:vertical-rel="text" svg:width="17cm" svg:x="0cm" svg:y="-0.407cm" text:anchor-type="as-char"/>
    </style:style>
    <style:style style:family="paragraph" style:list-style-name="Skills_Domain_Group_List" style:name="Skills.Domain.Group.Skill"/>
    <text:list-style style:display-name="Environnement technique" style:name="Technical_Environement_List">
      <text:list-level-style-bullet text:bullet-char="▪" text:level="1" text:style-name="Technical_Environement_Bullet">
        <style:list-level-properties fo:text-align="center" text:list-level-position-and-space-mode="label-alignment">
          <style:list-level-label-alignment fo:margin-left="0.499cm" fo:text-indent="-0.249cm" text:label-followed-by="listtab" text:list-tab-stop-position="0.499cm"/>
        </style:list-level-properties>
        <style:text-properties style:font-name="OpenSymbol"/>
      </text:list-level-style-bullet>
      <text:list-level-style-bullet text:bullet-char="" text:level="2" text:style-name="Technical_Environement_Bullet">
        <style:list-level-properties fo:text-align="center" text:list-level-position-and-space-mode="label-alignment">
          <style:list-level-label-alignment fo:margin-left="1.016cm" fo:text-indent="-0.254cm" text:label-followed-by="listtab" text:list-tab-stop-position="0.762cm"/>
        </style:list-level-properties>
        <style:text-properties style:font-name="OpenSymbol"/>
      </text:list-level-style-bullet>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style:style style:display-name="Environnement technique" style:family="paragraph" style:list-style-name="Technical_Environement" style:name="Technical_Environement" style:parent-style-name="Text_Body"/>
    <style:style style:display-name="Début de l'environnement technique" style:family="paragraph" style:name="Technical_Environement_First" style:parent-style-name="Environnement_20_technique"/>
    <style:style style:display-name="Environnement technique suivant" style:family="paragraph" style:name="Technical_Environement_Next" style:parent-style-name="Environnement_20_technique"/>
    <style:style style:display-name="Dernier environnement technique" style:family="paragraph" style:name="Technical_Environement_Last" style:parent-style-name="Environnement_20_technique"/>
    <style:style style:family="text" style:name="Technical_Environement_Bullet" style:parent-style-name="Bullet_Symbols">
      <style:text-properties fo:color="#aa0000" fo:font-size="7pt" fo:font-weight="bold" style:font-size-asian="10.5pt"/>
    </style:style>
    <style:style style:display-name="Mission" style:family="text" style:name="Job"/>
    <style:style style:display-name="Période de la mission" style:family="text" style:name="Job_Period" style:parent-style-name="Job">
      <style:text-properties fo:font-size="8pt" fo:text-transform="lowercase" style:font-size-asian="10.5pt"/>
    </style:style>
    <style:style style:display-name="Projet de la mission" style:family="text" style:name="Job_Project" style:parent-style-name="Job">
      <style:text-properties fo:font-weight="bold" fo:letter-spacing="0.018cm" style:font-size-asian="10.5pt"/>
    </style:style>
    <style:style style:display-name="Client de la mission" style:family="text" style:name="Job_Customer" style:parent-style-name="Job">
      <style:text-properties fo:font-size="8pt" fo:font-variant="small-caps" style:font-size-asian="10.5pt"/>
    </style:style>
    <style:style style:family="paragraph" style:name="Job_Table.Left_Column.Paragraph" style:parent-style-name="Text_Body">
      <style:paragraph-properties fo:margin-bottom="0cm" fo:margin-left="0cm" fo:margin-top="0cm" fo:text-indent="0cm" loext:contextual-spacing="false" style:auto-text-indent="false" style:shadow="none">
        <style:tab-stops/>
      </style:paragraph-properties>
      <style:text-properties fo:font-size="8pt"/>
    </style:style>
    <style:style style:family="paragraph" style:name="Job.Summary" style:parent-style-name="Job_Table.Left_Column.Paragraph"/>
    <style:style style:family="paragraph" style:list-style-name="Job.Involvement.List" style:name="Job.Involvement.Paragraph" style:parent-style-name="Job_Table.Left_Column.Paragraph">
      <style:paragraph-properties fo:margin-bottom="0cm" fo:margin-left="0.5cm" fo:margin-top="0cm" fo:text-indent="-0.25cm" loext:contextual-spacing="false" style:auto-text-indent="false" style:shadow="none">
        <style:tab-stops/>
      </style:paragraph-properties>
      <style:text-properties fo:font-size="8pt"/>
    </style:style>
    <style:style style:family="text" style:name="Job.Involvement" style:parent-style-name="Bullet_Symbols">
      <style:text-properties fo:color="#aa0000" fo:font-size="7pt" fo:font-weight="bold" style:font-size-asian="10.5pt"/>
    </style:style>
    <text:list-style style:display-name="Tâches principales" style:name="Job.Involvement.List">
      <text:list-level-style-bullet text:bullet-char="▪" text:level="1" text:style-name="Technical_Environement_Bullet">
        <style:list-level-properties fo:text-align="center" text:list-level-position-and-space-mode="label-alignment">
          <style:list-level-label-alignment fo:margin-left="0.499cm" fo:text-indent="-0.249cm" text:label-followed-by="listtab" text:list-tab-stop-position="0.499cm"/>
        </style:list-level-properties>
        <style:text-properties style:font-name="OpenSymbol"/>
      </text:list-level-style-bullet>
      <text:list-level-style-bullet text:bullet-char="" text:level="2" text:style-name="Technical_Environement_Bullet">
        <style:list-level-properties fo:text-align="center" text:list-level-position-and-space-mode="label-alignment">
          <style:list-level-label-alignment fo:margin-left="1.016cm" fo:text-indent="-0.254cm" text:label-followed-by="listtab" text:list-tab-stop-position="0.762cm"/>
        </style:list-level-properties>
        <style:text-properties style:font-name="OpenSymbol"/>
      </text:list-level-style-bullet>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office:styles>
  <office:automatic-styles>
    <style:page-layout style:name="A4_Page_Layout">
      <style:page-layout-properties draw:fill-image-height="0cm" draw:fill-image-width="0cm" fo:margin-bottom="1.5cm" fo:margin-left="1.5cm" fo:margin-right="1.5cm" fo:margin-top="1.5cm" fo:page-height="29.7cm" fo:page-width="21cm" style:footnote-max-height="0cm" style:num-format="1" style:print-orientation="portrait" style:shadow="none" style:writing-mode="lr-tb">
        <style:columns fo:column-count="1" fo:column-gap="0cm"/>
        <style:footnote-sep style:adjustment="left" style:color="#000000" style:distance-after-sep="0.101cm" style:distance-before-sep="0.101cm" style:line-style="solid" style:rel-width="25%" style:width="0.018cm"/>
      </style:page-layout-properties>
      <style:header-style/>
      <style:footer-style/>
    </style:page-layout>
  </office:automatic-styles>
  <office:master-styles>
    <style:master-page style:display-name="Page A4" style:name="A4_Page" style:page-layout-name="A4_Page_Layou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9-29T14:09:13.36</meta:creation-date>
    <meta:print-date>2011-09-29T17:58:18.38</meta:print-date>
    <dc:date>2015-05-27T18:03:05.074445081</dc:date>
    <meta:editing-duration>PT9H29M46S</meta:editing-duration>
    <meta:editing-cycles>157</meta:editing-cycles>
    <meta:generator>LibreOffice/4.4.3.2$Linux_X86_64 LibreOffice_project/40m0$Build-2</meta:generator>
    <meta:document-statistic meta:table-count="13" meta:image-count="0" meta:object-count="0" meta:page-count="2" meta:paragraph-count="106" meta:word-count="811" meta:character-count="4985" meta:non-whitespace-character-count="4307"/>
  </office:meta>
</office:document-meta>
</file>